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weight="bold" style:font-weight-asian="bold" style:font-weight-complex="bold"/>
    </style:style>
    <style:style style:name="P2" style:family="paragraph" style:parent-style-name="Standard">
      <style:text-properties style:font-name="FreeMono" fo:font-weight="bold" officeooo:paragraph-rsid="00021cd0" style:font-weight-asian="bold" style:font-weight-complex="bold"/>
    </style:style>
    <style:style style:name="P3" style:family="paragraph" style:parent-style-name="Standard">
      <style:text-properties style:font-name="FreeMono" fo:font-weight="normal" style:font-weight-asian="normal" style:font-weight-complex="normal"/>
    </style:style>
    <style:style style:name="P4" style:family="paragraph" style:parent-style-name="Standard">
      <style:text-properties fo:color="#fe7f00" loext:opacity="100%" style:font-name="FreeMono" fo:font-weight="normal" style:font-weight-asian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FreeMono" fo:letter-spacing="normal"/>
    </style:style>
    <style:style style:name="P6" style:family="paragraph" style:parent-style-name="Preformatted_20_Text">
      <style:text-properties fo:font-variant="normal" fo:text-transform="none" fo:color="#494949" loext:opacity="100%" style:font-name="FreeMono" fo:font-size="12pt" fo:letter-spacing="normal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FreeMono" fo:font-size="12pt" fo:letter-spacing="normal" style:font-size-asian="12pt" style:font-size-complex="12pt"/>
    </style:style>
    <style:style style:name="P8" style:family="paragraph" style:parent-style-name="Standard">
      <style:text-properties fo:color="#fe7f00" loext:opacity="100%" style:font-name="FreeMono" fo:font-weight="normal" style:font-weight-asian="normal" style:font-weight-complex="normal"/>
    </style:style>
    <style:style style:name="P9" style:family="paragraph" style:parent-style-name="Standard">
      <style:text-properties fo:color="#fe7f00" loext:opacity="100%" style:font-name="FreeMono" fo:font-weight="normal" officeooo:paragraph-rsid="00023d13" style:font-weight-asian="normal" style:font-weight-complex="normal"/>
    </style:style>
    <style:style style:name="P10" style:family="paragraph" style:parent-style-name="Standard">
      <style:text-properties fo:color="#fe7f00" loext:opacity="100%" style:font-name="FreeMono" fo:font-weight="normal" officeooo:paragraph-rsid="0002bce6" style:font-weight-asian="normal" style:font-weight-complex="normal"/>
    </style:style>
    <style:style style:name="P11" style:family="paragraph" style:parent-style-name="Standard">
      <style:text-properties fo:color="#ff0000" loext:opacity="100%" style:font-name="FreeMono" fo:font-weight="normal" style:font-weight-asian="normal" style:font-weight-complex="normal"/>
    </style:style>
    <style:style style:name="P12" style:family="paragraph" style:parent-style-name="Standard">
      <style:text-properties style:font-name="FreeMono" fo:font-weight="bold" style:font-weight-asian="bold" style:font-weight-complex="bold"/>
    </style:style>
    <style:style style:name="P13" style:family="paragraph" style:parent-style-name="Standard">
      <style:text-properties style:font-name="FreeMono" fo:font-weight="bold" officeooo:rsid="00039d14" officeooo:paragraph-rsid="00039d1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1cd0" style:font-weight-asian="normal" style:font-weight-complex="normal"/>
    </style:style>
    <style:style style:name="T3" style:family="text">
      <style:text-properties officeooo:rsid="0002bce6"/>
    </style:style>
    <style:style style:name="T4" style:family="text">
      <style:text-properties fo:font-style="normal" fo:font-weight="normal"/>
    </style:style>
    <style:style style:name="T5" style:family="text">
      <style:text-properties style:font-name="Menlo" fo:font-size="9pt" fo:font-style="normal" fo:font-weight="normal"/>
    </style:style>
    <style:style style:name="T6" style:family="text">
      <style:text-properties fo:font-size="9pt" fo:font-style="normal" fo:font-weight="normal"/>
    </style:style>
    <style:style style:name="T7" style:family="text">
      <style:text-properties fo:color="#e45649" loext:opacity="100%" style:font-name="Menlo" fo:font-size="9pt" fo:font-style="normal" fo:font-weight="normal"/>
    </style:style>
    <style:style style:name="T8" style:family="text">
      <style:text-properties fo:color="#e45649" loext:opacity="100%" fo:font-size="9pt" fo:font-style="normal" fo:font-weight="normal"/>
    </style:style>
    <style:style style:name="T9" style:family="text">
      <style:text-properties fo:color="#e45649" loext:opacity="100%" fo:font-style="normal" fo:font-weight="normal"/>
    </style:style>
    <style:style style:name="T10" style:family="text">
      <style:text-properties fo:color="#b76b01" loext:opacity="100%" style:font-name="Menlo" fo:font-size="9pt" fo:font-style="normal" fo:font-weight="normal"/>
    </style:style>
    <style:style style:name="T11" style:family="text">
      <style:text-properties fo:color="#b76b01" loext:opacity="100%" fo:font-size="9pt" fo:font-style="normal" fo:font-weight="normal"/>
    </style:style>
    <style:style style:name="T12" style:family="text">
      <style:text-properties fo:color="#b76b01" loext:opacity="100%" fo:font-style="normal" fo:font-weight="normal"/>
    </style:style>
    <style:style style:name="T13" style:family="text">
      <style:text-properties fo:color="#383a42" loext:opacity="100%" style:font-name="Menlo" fo:font-size="9pt" fo:font-style="normal" fo:font-weight="normal"/>
    </style:style>
    <style:style style:name="T14" style:family="text">
      <style:text-properties fo:color="#383a42" loext:opacity="100%" fo:font-size="9pt" fo:font-style="normal" fo:font-weight="normal"/>
    </style:style>
    <style:style style:name="T15" style:family="text">
      <style:text-properties fo:color="#383a42" loext:opacity="100%" fo:font-style="normal" fo:font-weight="normal"/>
    </style:style>
    <style:style style:name="T16" style:family="text">
      <style:text-properties fo:color="#a0a1a7" loext:opacity="100%" style:font-name="Menlo" fo:font-size="9pt" fo:font-style="italic" fo:font-weight="normal"/>
    </style:style>
    <style:style style:name="T17" style:family="text">
      <style:text-properties fo:color="#a0a1a7" loext:opacity="100%" fo:font-size="9pt" fo:font-style="italic" fo:font-weight="normal"/>
    </style:style>
    <style:style style:name="T18" style:family="text">
      <style:text-properties fo:color="#a0a1a7" loext:opacity="100%" fo:font-style="italic" fo:font-weight="normal"/>
    </style:style>
    <style:style style:name="T19" style:family="text">
      <style:text-properties fo:color="#50a14f" loext:opacity="100%" style:font-name="Menlo" fo:font-size="9pt" fo:font-style="normal" fo:font-weight="normal"/>
    </style:style>
    <style:style style:name="T20" style:family="text">
      <style:text-properties fo:color="#50a14f" loext:opacity="100%" fo:font-size="9pt" fo:font-style="normal" fo:font-weight="normal"/>
    </style:style>
    <style:style style:name="T21" style:family="text">
      <style:text-properties fo:color="#50a14f" loext:opacity="100%" fo:font-style="normal" fo:font-weight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**drv_uart.asm** <text:s/></text:p>
      <text:p text:style-name="P2">### **Driver Avançado para 4 UARTs (16C554 @ 16MHz) </text:p>
      <text:p text:style-name="P2"><text:tab/><text:span text:style-name="T1">- Sem Interrupções**</text:span> <text:s/></text:p>
      <text:p text:style-name="P1"/>
      <text:p text:style-name="P3">```assembly</text:p>
      <text:p text:style-name="P4">; ========================================================</text:p>
      <text:p text:style-name="P4">; **Super Driver UART para 68000** <text:s/></text:p>
      <text:p text:style-name="P4">; Suporte a 4 UARTs com macros e funções avançadas <text:s/></text:p>
      <text:p text:style-name="P4">; Clock: 16MHz | Baud rate: 115200 <text:s/></text:p>
      <text:p text:style-name="P4">; ========================================================</text:p>
      <text:p text:style-name="P4"/>
      <text:p text:style-name="P4">; --- Definições de Hardware ---</text:p>
      <text:p text:style-name="P4">UART0_BASE <text:s text:c="3"/>EQU <text:s text:c="2"/>$2000 <text:s text:c="4"/>; UART 0</text:p>
      <text:p text:style-name="P4">UART1_BASE <text:s text:c="3"/>EQU <text:s text:c="2"/>$2100 <text:s text:c="4"/>; UART 1 </text:p>
      <text:p text:style-name="P4">UART2_BASE <text:s text:c="3"/>EQU <text:s text:c="2"/>$2200 <text:s text:c="4"/>; UART 2</text:p>
      <text:p text:style-name="P4">UART3_BASE <text:s text:c="3"/>EQU <text:s text:c="2"/>$2300 <text:s text:c="4"/>; UART 3</text:p>
      <text:p text:style-name="P4"/>
      <text:p text:style-name="P4">; --- Offsets dos Registradores ---</text:p>
      <text:p text:style-name="P4">UART_RHR <text:s text:c="5"/>EQU <text:s text:c="2"/>0 <text:s text:c="8"/>; Receive Holding Register</text:p>
      <text:p text:style-name="P4">UART_THR <text:s text:c="5"/>EQU <text:s text:c="2"/>0 <text:s text:c="8"/>; Transmit Holding Register</text:p>
      <text:p text:style-name="P4">UART_IER <text:s text:c="5"/>EQU <text:s text:c="2"/>1 <text:s text:c="8"/>; Interrupt Enable Register</text:p>
      <text:p text:style-name="P4">UART_FCR <text:s text:c="5"/>EQU <text:s text:c="2"/>2 <text:s text:c="8"/>; FIFO Control Register</text:p>
      <text:p text:style-name="P4">UART_LCR <text:s text:c="5"/>EQU <text:s text:c="2"/>3 <text:s text:c="8"/>; Line Control Register</text:p>
      <text:p text:style-name="P4">UART_LSR <text:s text:c="5"/>EQU <text:s text:c="2"/>5 <text:s text:c="8"/>; Line Status Register</text:p>
      <text:p text:style-name="P4">UART_DLL <text:s text:c="5"/>EQU <text:s text:c="2"/>0 <text:s text:c="8"/>; Divisor Latch Low (LCR[7]=1)</text:p>
      <text:p text:style-name="P4">UART_DLM <text:s text:c="5"/>EQU <text:s text:c="2"/>1 <text:s text:c="8"/>; Divisor Latch High (LCR[7]=1)</text:p>
      <text:p text:style-name="P4"/>
      <text:p text:style-name="P4">; --- Constantes ---</text:p>
      <text:p text:style-name="P4">UART_BAUD_DIV EQU <text:s text:c="2"/>8 <text:s text:c="8"/>; 115200 bps @ 16MHz (16MHz/(16*115200) ≈ 8.68)</text:p>
      <text:p text:style-name="P4"/>
      <text:p text:style-name="P4">; ========================================================</text:p>
      <text:p text:style-name="P4">; **MACROS** <text:s/></text:p>
      <text:p text:style-name="P4">; ========================================================</text:p>
      <text:p text:style-name="P4"/>
      <text:p text:style-name="P4">; --- Envia string para UART específica ---</text:p>
      <text:p text:style-name="P4">SEND_STR <text:s text:c="3"/>MACRO <text:s text:c="2"/>uart_base, string</text:p>
      <text:p text:style-name="P4"><text:s text:c="4"/>LEA <text:s text:c="5"/>\1, A0</text:p>
      <text:p text:style-name="P4"><text:s text:c="4"/>LEA <text:s text:c="5"/>\2, A1</text:p>
      <text:p text:style-name="P4"><text:s text:c="4"/>BSR <text:s text:c="5"/>uart_puts</text:p>
      <text:p text:style-name="P4"><text:s text:c="4"/>ENDM</text:p>
      <text:p text:style-name="P4"/>
      <text:p text:style-name="P4">; --- Envia caractere para UART específica ---</text:p>
      <text:p text:style-name="P4">SEND_CHAR <text:s text:c="2"/>MACRO <text:s text:c="2"/>uart_base, char</text:p>
      <text:p text:style-name="P4"><text:s text:c="4"/>LEA <text:s text:c="5"/>\1, A0</text:p>
      <text:p text:style-name="P4"><text:s text:c="4"/>MOVE.B <text:s text:c="2"/>#\2, D0</text:p>
      <text:p text:style-name="P4"><text:s text:c="4"/>BSR <text:s text:c="5"/>uart_putc</text:p>
      <text:p text:style-name="P4"><text:s text:c="4"/>ENDM</text:p>
      <text:p text:style-name="P4"/>
      <text:p text:style-name="P4">; --- Inicializa UART específica ---</text:p>
      <text:p text:style-name="P4">INIT_UART <text:s text:c="2"/>MACRO <text:s text:c="2"/>uart_base</text:p>
      <text:p text:style-name="P4"><text:s text:c="4"/>LEA <text:s text:c="5"/>\1, A0</text:p>
      <text:p text:style-name="P4"><text:s text:c="4"/>BSR <text:s text:c="5"/>uart_init</text:p>
      <text:p text:style-name="P4"><text:s text:c="4"/>ENDM</text:p>
      <text:p text:style-name="P4"/>
      <text:p text:style-name="P4">; --- Lê caractere não-bloqueante ---</text:p>
      <text:p text:style-name="P4">READ_CHAR <text:s text:c="2"/>MACRO <text:s text:c="2"/>uart_base, dest_reg</text:p>
      <text:p text:style-name="P4"><text:s text:c="4"/>LEA <text:s text:c="5"/>\1, A0</text:p>
      <text:p text:style-name="P4"><text:s text:c="4"/>BSR <text:s text:c="5"/>uart_getc_nb</text:p>
      <text:p text:style-name="P4"><text:s text:c="4"/>TST.B <text:s text:c="3"/>D0</text:p>
      <text:p text:style-name="P4"><text:soft-page-break/><text:s text:c="4"/>BEQ.S <text:s text:c="3"/>*+6 <text:s text:c="15"/>; Pula se não há dado</text:p>
      <text:p text:style-name="P4"><text:s text:c="4"/>MOVE.B <text:s text:c="2"/>D0, \2 <text:s text:c="12"/>; Armazena no registrador destino</text:p>
      <text:p text:style-name="P4"><text:s text:c="4"/>ENDM</text:p>
      <text:p text:style-name="P4"/>
      <text:p text:style-name="P4">; ========================================================</text:p>
      <text:p text:style-name="P4">; **ROTINAS PRINCIPAIS** <text:s/></text:p>
      <text:p text:style-name="P4">; ========================================================</text:p>
      <text:p text:style-name="P4"/>
      <text:p text:style-name="P4">; --------------------------------------------------------</text:p>
      <text:p text:style-name="P4">; **uart_init** <text:s/></text:p>
      <text:p text:style-name="P4">; Inicializa UART apontada por A0 <text:s/></text:p>
      <text:p text:style-name="P4">; --------------------------------------------------------</text:p>
      <text:p text:style-name="P4">uart_init:</text:p>
      <text:p text:style-name="P4"><text:s text:c="4"/>; Configura baud rate (115200)</text:p>
      <text:p text:style-name="P4"><text:s text:c="4"/>MOVE.B <text:s text:c="2"/>#0x80, UART_LCR(A0) <text:s text:c="2"/>; Habilita DLL/DLM</text:p>
      <text:p text:style-name="P4"><text:s text:c="4"/>MOVE.B <text:s text:c="2"/>#UART_BAUD_DIV, UART_DLL(A0)</text:p>
      <text:p text:style-name="P4"><text:s text:c="4"/>MOVE.B <text:s text:c="2"/>#0x00, UART_DLM(A0)</text:p>
      <text:p text:style-name="P4"><text:s text:c="4"/></text:p>
      <text:p text:style-name="P4"><text:s text:c="4"/>; 8N1, FIFO habilitado</text:p>
      <text:p text:style-name="P4"><text:s text:c="4"/>MOVE.B <text:s text:c="2"/>#0x03, UART_LCR(A0) <text:s text:c="2"/>; 8 bits, sem paridade, 1 stop bit</text:p>
      <text:p text:style-name="P4"><text:s text:c="4"/>MOVE.B <text:s text:c="2"/>#0x07, UART_FCR(A0) <text:s text:c="2"/>; Habilita e reseta FIFO</text:p>
      <text:p text:style-name="P4"><text:s text:c="4"/>RTS</text:p>
      <text:p text:style-name="P4"/>
      <text:p text:style-name="P4">; --------------------------------------------------------</text:p>
      <text:p text:style-name="P4">; **uart_putc** <text:s/></text:p>
      <text:p text:style-name="P4">; Envia caractere em D0.B pela UART em A0 <text:s/></text:p>
      <text:p text:style-name="P4">; --------------------------------------------------------</text:p>
      <text:p text:style-name="P4">uart_putc:</text:p>
      <text:p text:style-name="P4"><text:s text:c="4"/>BTST <text:s text:c="4"/>#5, UART_LSR(A0) <text:s text:c="5"/>; THRE vazio?</text:p>
      <text:p text:style-name="P4"><text:s text:c="4"/>BEQ <text:s text:c="5"/>uart_putc <text:s text:c="12"/>; Espera</text:p>
      <text:p text:style-name="P4"><text:s text:c="4"/>MOVE.B <text:s text:c="2"/>D0, UART_THR(A0) <text:s text:c="5"/>; Envia</text:p>
      <text:p text:style-name="P4"><text:s text:c="4"/>RTS</text:p>
      <text:p text:style-name="P4"/>
      <text:p text:style-name="P4">; --------------------------------------------------------</text:p>
      <text:p text:style-name="P4">; **uart_getc_nb** <text:s/></text:p>
      <text:p text:style-name="P4">; Lê caractere não-bloqueante (retorna Z=1 se não há dado) <text:s/></text:p>
      <text:p text:style-name="P4">; Saída: D0.B = caractere (se Z=0) <text:s/></text:p>
      <text:p text:style-name="P4">; --------------------------------------------------------</text:p>
      <text:p text:style-name="P4">uart_getc_nb:</text:p>
      <text:p text:style-name="P4"><text:s text:c="4"/>BTST <text:s text:c="4"/>#0, UART_LSR(A0) <text:s text:c="5"/>; Dado disponível?</text:p>
      <text:p text:style-name="P4"><text:s text:c="4"/>BEQ.S <text:s text:c="3"/>.no_data</text:p>
      <text:p text:style-name="P4"><text:s text:c="4"/>MOVE.B <text:s text:c="2"/>UART_RHR(A0), D0 <text:s text:c="5"/>; Lê caractere</text:p>
      <text:p text:style-name="P4"><text:s text:c="4"/>ANDI.B <text:s text:c="2"/>#$FF, D0 <text:s text:c="13"/>; Limpa e clear Z flag</text:p>
      <text:p text:style-name="P4"><text:s text:c="4"/>RTS</text:p>
      <text:p text:style-name="P4">.no_data:</text:p>
      <text:p text:style-name="P4"><text:s text:c="4"/>MOVEQ <text:s text:c="3"/>#0, D0 <text:s text:c="15"/>; Seta Z flag</text:p>
      <text:p text:style-name="P4"><text:s text:c="4"/>RTS</text:p>
      <text:p text:style-name="P4"/>
      <text:p text:style-name="P4">; --------------------------------------------------------</text:p>
      <text:p text:style-name="P4">; **uart_getc** <text:s/></text:p>
      <text:p text:style-name="P4">; Lê caractere bloquante <text:s/></text:p>
      <text:p text:style-name="P4">; Saída: D0.B = caractere <text:s/></text:p>
      <text:p text:style-name="P4">; --------------------------------------------------------</text:p>
      <text:p text:style-name="P4">uart_getc:</text:p>
      <text:p text:style-name="P4"><text:s text:c="4"/>BSR <text:s text:c="5"/>uart_getc_nb</text:p>
      <text:p text:style-name="P4"><text:s text:c="4"/>BEQ <text:s text:c="5"/>uart_getc <text:s text:c="12"/>; Espera até ter dado</text:p>
      <text:p text:style-name="P4"><text:s text:c="4"/>RTS</text:p>
      <text:p text:style-name="P4"/>
      <text:p text:style-name="P4">; --------------------------------------------------------</text:p>
      <text:p text:style-name="P4"><text:soft-page-break/>; **uart_puts** <text:s/></text:p>
      <text:p text:style-name="P4">; Envia string terminada em 0 apontada por A1 <text:s/></text:p>
      <text:p text:style-name="P4">; --------------------------------------------------------</text:p>
      <text:p text:style-name="P4">uart_puts:</text:p>
      <text:p text:style-name="P4"><text:s text:c="4"/>MOVEM.L <text:s/>D0/A0-A1, -(SP)</text:p>
      <text:p text:style-name="P4">.loop:</text:p>
      <text:p text:style-name="P4"><text:s text:c="4"/>MOVE.B <text:s text:c="2"/>(A1)+, D0</text:p>
      <text:p text:style-name="P4"><text:s text:c="4"/>BEQ.S <text:s text:c="3"/>.end</text:p>
      <text:p text:style-name="P4"><text:s text:c="4"/>BSR <text:s text:c="5"/>uart_putc</text:p>
      <text:p text:style-name="P4"><text:s text:c="4"/>BRA.S <text:s text:c="3"/>.loop</text:p>
      <text:p text:style-name="P4">.end:</text:p>
      <text:p text:style-name="P4"><text:s text:c="4"/>MOVEM.L <text:s/>(SP)+, D0/A0-A1</text:p>
      <text:p text:style-name="P4"><text:s text:c="4"/>RTS</text:p>
      <text:p text:style-name="P4"/>
      <text:p text:style-name="P4">; --------------------------------------------------------</text:p>
      <text:p text:style-name="P4">; **uart_printf** <text:s/></text:p>
      <text:p text:style-name="P4">; Versão simplificada com suporte a: <text:s/></text:p>
      <text:p text:style-name="P4">; %d (decimal), %x (hex), %s (string), %c (caractere) <text:s/></text:p>
      <text:p text:style-name="P4">; Entrada: A0 = UART base, A1 = string formatada, <text:s/></text:p>
      <text:p text:style-name="P4">; <text:s text:c="9"/>Parâmetros na pilha (como em C) <text:s/></text:p>
      <text:p text:style-name="P4">; --------------------------------------------------------</text:p>
      <text:p text:style-name="P4">uart_printf:</text:p>
      <text:p text:style-name="P4"><text:s text:c="4"/>MOVEM.L <text:s/>D0-D2/A0-A2, -(SP)</text:p>
      <text:p text:style-name="P4"><text:s text:c="4"/>LEA <text:s text:c="5"/>28(SP), A2 <text:s text:c="11"/>; A2 = ponteiro para parâmetros</text:p>
      <text:p text:style-name="P4"><text:s text:c="4"/></text:p>
      <text:p text:style-name="P4">.parse_loop:</text:p>
      <text:p text:style-name="P4"><text:s text:c="4"/>MOVE.B <text:s text:c="2"/>(A1)+, D0</text:p>
      <text:p text:style-name="P4"><text:s text:c="4"/>BEQ <text:s text:c="5"/>.end</text:p>
      <text:p text:style-name="P4"><text:s text:c="4"/></text:p>
      <text:p text:style-name="P4"><text:s text:c="4"/>CMPI.B <text:s text:c="2"/>#'%', D0</text:p>
      <text:p text:style-name="P4"><text:s text:c="4"/>BEQ <text:s text:c="5"/>.format</text:p>
      <text:p text:style-name="P4"><text:s text:c="4"/></text:p>
      <text:p text:style-name="P4"><text:s text:c="4"/>; Caractere normal</text:p>
      <text:p text:style-name="P4"><text:s text:c="4"/>BSR <text:s text:c="5"/>uart_putc</text:p>
      <text:p text:style-name="P4"><text:s text:c="4"/>BRA <text:s text:c="5"/>.parse_loop</text:p>
      <text:p text:style-name="P4"><text:s text:c="4"/></text:p>
      <text:p text:style-name="P4">.format:</text:p>
      <text:p text:style-name="P4"><text:s text:c="4"/>MOVE.B <text:s text:c="2"/>(A1)+, D0 <text:s text:c="12"/>; Pega especificador</text:p>
      <text:p text:style-name="P4"><text:s text:c="4"/>CMPI.B <text:s text:c="2"/>#'d', D0</text:p>
      <text:p text:style-name="P4"><text:s text:c="4"/>BEQ <text:s text:c="5"/>.print_dec</text:p>
      <text:p text:style-name="P4"><text:s text:c="4"/>CMPI.B <text:s text:c="2"/>#'x', D0</text:p>
      <text:p text:style-name="P4"><text:s text:c="4"/>BEQ <text:s text:c="5"/>.print_hex</text:p>
      <text:p text:style-name="P4"><text:s text:c="4"/>CMPI.B <text:s text:c="2"/>#'s', D0</text:p>
      <text:p text:style-name="P4"><text:s text:c="4"/>BEQ <text:s text:c="5"/>.print_str</text:p>
      <text:p text:style-name="P4"><text:s text:c="4"/>CMPI.B <text:s text:c="2"/>#'c', D0</text:p>
      <text:p text:style-name="P4"><text:s text:c="4"/>BEQ <text:s text:c="5"/>.print_char</text:p>
      <text:p text:style-name="P4"><text:s text:c="4"/></text:p>
      <text:p text:style-name="P4"><text:s text:c="4"/>; % desconhecido - imprime literal</text:p>
      <text:p text:style-name="P4"><text:s text:c="4"/>MOVE.B <text:s text:c="2"/>#'%', D0</text:p>
      <text:p text:style-name="P4"><text:s text:c="4"/>BSR <text:s text:c="5"/>uart_putc</text:p>
      <text:p text:style-name="P4"><text:s text:c="4"/>MOVE.B <text:s text:c="2"/>-1(A1), D0</text:p>
      <text:p text:style-name="P4"><text:s text:c="4"/>BSR <text:s text:c="5"/>uart_putc</text:p>
      <text:p text:style-name="P4"><text:s text:c="4"/>BRA <text:s text:c="5"/>.parse_loop</text:p>
      <text:p text:style-name="P4"/>
      <text:p text:style-name="P4">.print_dec:</text:p>
      <text:p text:style-name="P4"><text:s text:c="4"/>MOVE.L <text:s text:c="2"/>(A2)+, D1 <text:s text:c="12"/>; Pega número da pilha</text:p>
      <text:p text:style-name="P4"><text:s text:c="4"/>BSR <text:s text:c="5"/>print_s32</text:p>
      <text:p text:style-name="P4"><text:s text:c="4"/>BRA <text:s text:c="5"/>.parse_loop</text:p>
      <text:p text:style-name="P4"/>
      <text:p text:style-name="P4">.print_hex:</text:p>
      <text:p text:style-name="P4"><text:soft-page-break/><text:s text:c="4"/>MOVE.L <text:s text:c="2"/>(A2)+, D1</text:p>
      <text:p text:style-name="P4"><text:s text:c="4"/>BSR <text:s text:c="5"/>print_hex32</text:p>
      <text:p text:style-name="P4"><text:s text:c="4"/>BRA <text:s text:c="5"/>.parse_loop</text:p>
      <text:p text:style-name="P4"/>
      <text:p text:style-name="P4">.print_str:</text:p>
      <text:p text:style-name="P4"><text:s text:c="4"/>MOVEA.L <text:s/>(A2)+, A3 <text:s text:c="12"/>; Pega ponteiro da string</text:p>
      <text:p text:style-name="P4"><text:s text:c="4"/>MOVEM.L <text:s/>A0-A1, -(SP)</text:p>
      <text:p text:style-name="P4"><text:s text:c="4"/>MOVEA.L <text:s/>A3, A1</text:p>
      <text:p text:style-name="P4"><text:s text:c="4"/>BSR <text:s text:c="5"/>uart_puts</text:p>
      <text:p text:style-name="P4"><text:s text:c="4"/>MOVEM.L <text:s/>(SP)+, A0-A1</text:p>
      <text:p text:style-name="P4"><text:s text:c="4"/>BRA <text:s text:c="5"/>.parse_loop</text:p>
      <text:p text:style-name="P4"/>
      <text:p text:style-name="P4">.print_char:</text:p>
      <text:p text:style-name="P4"><text:s text:c="4"/>MOVE.B <text:s text:c="2"/>(A2)+, D0 <text:s text:c="12"/>; Pega caractere</text:p>
      <text:p text:style-name="P4"><text:s text:c="4"/>BSR <text:s text:c="5"/>uart_putc</text:p>
      <text:p text:style-name="P4"><text:s text:c="4"/>BRA <text:s text:c="5"/>.parse_loop</text:p>
      <text:p text:style-name="P4"/>
      <text:p text:style-name="P4">.end:</text:p>
      <text:p text:style-name="P4"><text:s text:c="4"/>MOVEM.L <text:s/>(SP)+, D0-D2/A0-A2</text:p>
      <text:p text:style-name="P4"><text:s text:c="4"/>RTS</text:p>
      <text:p text:style-name="P4"/>
      <text:p text:style-name="P4">; --------------------------------------------------------</text:p>
      <text:p text:style-name="P4">; **print_s32** <text:s/></text:p>
      <text:p text:style-name="P4">; Imprime número decimal com sinal (D1.L) <text:s/></text:p>
      <text:p text:style-name="P4">; --------------------------------------------------------</text:p>
      <text:p text:style-name="P4">print_s32:</text:p>
      <text:p text:style-name="P4"><text:s text:c="4"/>TST.L <text:s text:c="3"/>D1</text:p>
      <text:p text:style-name="P4"><text:s text:c="4"/>BPL <text:s text:c="5"/>print_u32</text:p>
      <text:p text:style-name="P4"><text:s text:c="4"/>MOVE.B <text:s text:c="2"/>#'-', D0</text:p>
      <text:p text:style-name="P4"><text:s text:c="4"/>BSR <text:s text:c="5"/>uart_putc</text:p>
      <text:p text:style-name="P4"><text:s text:c="4"/>NEG.L <text:s text:c="3"/>D1</text:p>
      <text:p text:style-name="P4"/>
      <text:p text:style-name="P4">; ========================================================</text:p>
      <text:p text:style-name="P4">; **print_u32** <text:s/></text:p>
      <text:p text:style-name="P4">; Imprime número decimal sem sinal (D1.L) <text:s/></text:p>
      <text:p text:style-name="P4">; Entrada: D1 = número (32 bits) <text:s/></text:p>
      <text:p text:style-name="P4">; Saída: Envia dígitos pela UART em A0 <text:s/></text:p>
      <text:p text:style-name="P4">; Usa: D0-D3, A3</text:p>
      <text:p text:style-name="P4">; ========================================================</text:p>
      <text:p text:style-name="P9">print_u32:</text:p>
      <text:p text:style-name="P9"><text:s text:c="4"/>MOVEM.L <text:s/>D1-D3/A3, -(SP)</text:p>
      <text:p text:style-name="P4"><text:s text:c="4"/>LEA <text:s text:c="5"/>.buffer(PC), A3 <text:s text:c="6"/>; Buffer local (10 dígitos max)</text:p>
      <text:p text:style-name="P4"><text:s text:c="4"/>MOVEQ <text:s text:c="3"/>#0, D2 <text:s text:c="14"/>; Contador de dígitos</text:p>
      <text:p text:style-name="P4"/>
      <text:p text:style-name="P4"><text:s text:c="4"/>; Caso especial para zero</text:p>
      <text:p text:style-name="P4"><text:s text:c="4"/>TST.L <text:s text:c="3"/>D1</text:p>
      <text:p text:style-name="P4"><text:s text:c="4"/>BNE.S <text:s text:c="3"/>.convert</text:p>
      <text:p text:style-name="P4"><text:s text:c="4"/>MOVE.B <text:s text:c="2"/>#'0', D0</text:p>
      <text:p text:style-name="P4"><text:s text:c="4"/>BSR <text:s text:c="5"/>uart_putc</text:p>
      <text:p text:style-name="P4"><text:s text:c="4"/>BRA <text:s text:c="5"/>.exit</text:p>
      <text:p text:style-name="P4"/>
      <text:p text:style-name="P4">.convert:</text:p>
      <text:p text:style-name="P4"><text:s text:c="4"/>; Extrai dígitos (do último ao primeiro)</text:p>
      <text:p text:style-name="P4">.divide_loop:</text:p>
      <text:p text:style-name="P4"><text:s text:c="4"/>DIVU <text:s text:c="4"/>#10, D1 <text:s text:c="13"/>; D1.L = quociente, resto em D0.W</text:p>
      <text:p text:style-name="P4"><text:s text:c="4"/>SWAP <text:s text:c="4"/>D0 <text:s text:c="18"/>; Pega resto</text:p>
      <text:p text:style-name="P4"><text:s text:c="4"/>ADDI.B <text:s text:c="2"/>#'0', D0 <text:s text:c="12"/>; Converte para ASCII</text:p>
      <text:p text:style-name="P4"><text:s text:c="4"/>MOVE.B <text:s text:c="2"/>D0, (A3)+ <text:s text:c="11"/>; Armazena no buffer</text:p>
      <text:p text:style-name="P4"><text:s text:c="4"/>ADDQ.W <text:s text:c="2"/>#1, D2 <text:s text:c="14"/>; Incrementa contador</text:p>
      <text:p text:style-name="P4"><text:soft-page-break/><text:s text:c="4"/>CLR.W <text:s text:c="3"/>D0 <text:s text:c="18"/>; Limpa resto</text:p>
      <text:p text:style-name="P4"><text:s text:c="4"/>SWAP <text:s text:c="4"/>D0 <text:s text:c="18"/>; Prepara D1 para próxima divisão</text:p>
      <text:p text:style-name="P4"><text:s text:c="4"/>TST.L <text:s text:c="3"/>D1 <text:s text:c="18"/>; Terminou?</text:p>
      <text:p text:style-name="P4"><text:s text:c="4"/>BNE <text:s text:c="5"/>.divide_loop</text:p>
      <text:p text:style-name="P4"/>
      <text:p text:style-name="P4"><text:s text:c="4"/>; Imprime dígitos (na ordem correta)</text:p>
      <text:p text:style-name="P4">.print_loop:</text:p>
      <text:p text:style-name="P4"><text:s text:c="4"/>MOVE.B <text:s text:c="2"/>-(A3), D0 <text:s text:c="11"/>; Pega dígito do buffer</text:p>
      <text:p text:style-name="P4"><text:s text:c="4"/>BSR <text:s text:c="5"/>uart_putc</text:p>
      <text:p text:style-name="P4"><text:s text:c="4"/>SUBQ.W <text:s text:c="2"/>#1, D2</text:p>
      <text:p text:style-name="P4"><text:s text:c="4"/>BNE <text:s text:c="5"/>.print_loop</text:p>
      <text:p text:style-name="P4"/>
      <text:p text:style-name="P4">.exit:</text:p>
      <text:p text:style-name="P4"><text:s text:c="4"/>MOVEM.L <text:s/>(SP)+, D1-D3/A3</text:p>
      <text:p text:style-name="P4"><text:s text:c="4"/>RTS</text:p>
      <text:p text:style-name="P4"/>
      <text:p text:style-name="P4">.buffer: DS.B 10 <text:s text:c="17"/>; Buffer para conversão</text:p>
      <text:p text:style-name="P4"/>
      <text:p text:style-name="P4">; ========================================================</text:p>
      <text:p text:style-name="P4">; **print_hex32** <text:s/></text:p>
      <text:p text:style-name="P4">; Imprime número hexadecimal (D1.L) <text:s/></text:p>
      <text:p text:style-name="P4">; Entrada: D1 = número (32 bits) <text:s/></text:p>
      <text:p text:style-name="P4">; Saída: Envia dígitos hex pela UART em A0 <text:s/></text:p>
      <text:p text:style-name="P4">; Usa: D0-D2, A3</text:p>
      <text:p text:style-name="P4">; ========================================================</text:p>
      <text:p text:style-name="P4">print_hex32:</text:p>
      <text:p text:style-name="P4"><text:s text:c="4"/>MOVEM.L <text:s/>D1-D2/A3, -(SP)</text:p>
      <text:p text:style-name="P4"><text:s text:c="4"/>LEA <text:s text:c="5"/>.hex_digits(PC), A3 <text:s text:c="2"/>; Tabela de dígitos hex</text:p>
      <text:p text:style-name="P4"><text:s text:c="4"/>MOVEQ <text:s text:c="3"/>#7, D2 <text:s text:c="14"/>; 8 dígitos hex (32 bits)</text:p>
      <text:p text:style-name="P4"/>
      <text:p text:style-name="P4">.digit_loop:</text:p>
      <text:p text:style-name="P4"><text:s text:c="4"/>ROL.L <text:s text:c="3"/>#4, D1 <text:s text:c="14"/>; Pega próximo nibble</text:p>
      <text:p text:style-name="P4"><text:s text:c="4"/>MOVE.B <text:s text:c="2"/>D1, D0</text:p>
      <text:p text:style-name="P4"><text:s text:c="4"/>ANDI.B <text:s text:c="2"/>#$0F, D0 <text:s text:c="12"/>; Isola nibble</text:p>
      <text:p text:style-name="P4"><text:s text:c="4"/>MOVE.B <text:s text:c="2"/>(A3,D0.W), D0 <text:s text:c="7"/>; Converte para ASCII</text:p>
      <text:p text:style-name="P4"><text:s text:c="4"/>BSR <text:s text:c="5"/>uart_putc</text:p>
      <text:p text:style-name="P4"><text:s text:c="4"/>DBRA <text:s text:c="4"/>D2, .digit_loop</text:p>
      <text:p text:style-name="P4"/>
      <text:p text:style-name="P4"><text:s text:c="4"/>MOVEM.L <text:s/>(SP)+, D1-D2/A3</text:p>
      <text:p text:style-name="P4"><text:s text:c="4"/>RTS</text:p>
      <text:p text:style-name="P4"/>
      <text:p text:style-name="P4">.hex_digits: DC.B "0123456789ABCDEF"</text:p>
      <text:p text:style-name="P4"/>
      <text:p text:style-name="P4">; ========================================================</text:p>
      <text:p text:style-name="P4">; **print_s32** (adicional) <text:s/></text:p>
      <text:p text:style-name="P4">; Imprime número decimal COM sinal (D1.L) <text:s/></text:p>
      <text:p text:style-name="P4">; ========================================================</text:p>
      <text:p text:style-name="P4">print_s32:</text:p>
      <text:p text:style-name="P4"><text:s text:c="4"/>TST.L <text:s text:c="3"/>D1</text:p>
      <text:p text:style-name="P4"><text:s text:c="4"/>BPL <text:s text:c="5"/>print_uint32 <text:s text:c="9"/>; Se positivo, usa uint32</text:p>
      <text:p text:style-name="P4"><text:s text:c="4"/>MOVE.B <text:s text:c="2"/>#'-', D0 <text:s text:c="12"/>; Senão, imprime sinal -</text:p>
      <text:p text:style-name="P4"><text:s text:c="4"/>BSR <text:s text:c="5"/>uart_putc</text:p>
      <text:p text:style-name="P4"><text:s text:c="4"/>NEG.L <text:s text:c="3"/>D1 <text:s text:c="18"/>; Converte para positivo</text:p>
      <text:p text:style-name="P4"><text:s text:c="4"/>BRA <text:s text:c="5"/>print_uint32</text:p>
      <text:p text:style-name="P4"/>
      <text:p text:style-name="P4">; --------------------------------------------------------</text:p>
      <text:p text:style-name="P4">; **print_hex32** <text:s/></text:p>
      <text:p text:style-name="P4">; Imprime número hexadecimal (D1.L) <text:s/></text:p>
      <text:p text:style-name="P4">; --------------------------------------------------------</text:p>
      <text:p text:style-name="P4"><text:soft-page-break/></text:p>
      <text:p text:style-name="P4"/>
      <text:p text:style-name="P4">; ========================================================</text:p>
      <text:p text:style-name="P4">; **<text:span text:style-name="T3">uart_</text:span>scanf()** <text:s/></text:p>
      <text:p text:style-name="P4">; Lê uma string até Enter (simples) <text:s/></text:p>
      <text:p text:style-name="P4">; Entrada: <text:s/></text:p>
      <text:p text:style-name="P4">; <text:s text:c="2"/>- A0 = ponteiro para o buffer <text:s/></text:p>
      <text:p text:style-name="P4">; <text:s text:c="2"/>- D0.W = tamanho máximo do buffer <text:s/></text:p>
      <text:p text:style-name="P4">; Saída: <text:s/></text:p>
      <text:p text:style-name="P4">; <text:s text:c="2"/>- Buffer preenchido com a string (terminada em 0) <text:s/></text:p>
      <text:p text:style-name="P4">; ========================================================</text:p>
      <text:p text:style-name="P10">uart_scanf:</text:p>
      <text:p text:style-name="P4"><text:s text:c="4"/>MOVEM.L <text:s/>D0-D1/A0, -(A7) <text:s text:c="6"/>; Salva registradores</text:p>
      <text:p text:style-name="P4"><text:s text:c="4"/>MOVE.W <text:s text:c="2"/>D0, D1 <text:s text:c="15"/>; D1 = contador de caracteres</text:p>
      <text:p text:style-name="P4">.loop:</text:p>
      <text:p text:style-name="P4"><text:s text:c="4"/>JSR <text:s text:c="5"/>cin_wait <text:s text:c="13"/>; Lê um caractere</text:p>
      <text:p text:style-name="P4"><text:s text:c="4"/>CMPI.B <text:s text:c="2"/>#$0D, D0 <text:s text:c="13"/>; É Enter?</text:p>
      <text:p text:style-name="P4"><text:s text:c="4"/>BEQ.S <text:s text:c="3"/>.end <text:s text:c="17"/>; Se sim, termina</text:p>
      <text:p text:style-name="P4"><text:s text:c="4"/>CMPI.B <text:s text:c="2"/>#$08, D0 <text:s text:c="13"/>; É Backspace?</text:p>
      <text:p text:style-name="P4"><text:s text:c="4"/>BEQ.S <text:s text:c="3"/>.backspace <text:s text:c="11"/>; Trata backspace</text:p>
      <text:p text:style-name="P4"><text:s text:c="4"/>MOVE.B <text:s text:c="2"/>D0, (A0)+ <text:s text:c="12"/>; Armazena no buffer</text:p>
      <text:p text:style-name="P4"><text:s text:c="4"/>SUBQ.W <text:s text:c="2"/>#1, D1 <text:s text:c="15"/>; Decrementa contador</text:p>
      <text:p text:style-name="P4"><text:s text:c="4"/>BEQ.S <text:s text:c="3"/>.buffer_full <text:s text:c="9"/>; Se buffer cheio, termina</text:p>
      <text:p text:style-name="P4"><text:s text:c="4"/>JSR <text:s text:c="5"/>cout <text:s text:c="17"/>; Ecoa o caractere (terminal local)</text:p>
      <text:p text:style-name="P4"><text:s text:c="4"/>BRA.S <text:s text:c="3"/>.loop</text:p>
      <text:p text:style-name="P4">.backspace:</text:p>
      <text:p text:style-name="P4"><text:s text:c="4"/>CMPA.L <text:s text:c="2"/>(A7), A0 <text:s text:c="13"/>; Verifica se há caracteres para apagar</text:p>
      <text:p text:style-name="P4"><text:s text:c="4"/>BEQ.S <text:s text:c="3"/>.loop <text:s text:c="16"/>; Se não, ignora</text:p>
      <text:p text:style-name="P4"><text:s text:c="4"/>SUBQ.L <text:s text:c="2"/>#1, A0 <text:s text:c="15"/>; Volta uma posição</text:p>
      <text:p text:style-name="P4"><text:s text:c="4"/>ADDQ.W <text:s text:c="2"/>#1, D1 <text:s text:c="15"/>; Incrementa contador</text:p>
      <text:p text:style-name="P4"><text:s text:c="4"/>MOVE.B <text:s text:c="2"/>#$08, D0 <text:s text:c="13"/>; Backspace</text:p>
      <text:p text:style-name="P4"><text:s text:c="4"/>JSR <text:s text:c="5"/>cout</text:p>
      <text:p text:style-name="P4"><text:s text:c="4"/>MOVE.B <text:s text:c="2"/>#' ', D0 <text:s text:c="13"/>; Espaço (apaga caractere)</text:p>
      <text:p text:style-name="P4"><text:s text:c="4"/>JSR <text:s text:c="5"/>cout</text:p>
      <text:p text:style-name="P4"><text:s text:c="4"/>MOVE.B <text:s text:c="2"/>#$08, D0 <text:s text:c="13"/>; Backspace novamente</text:p>
      <text:p text:style-name="P4"><text:s text:c="4"/>JSR <text:s text:c="5"/>cout</text:p>
      <text:p text:style-name="P4"><text:s text:c="4"/>BRA.S <text:s text:c="3"/>.loop</text:p>
      <text:p text:style-name="P4">.buffer_full:</text:p>
      <text:p text:style-name="P4"><text:s text:c="4"/>MOVE.B <text:s text:c="2"/>#$07, D0 <text:s text:c="13"/>; Beep (avisa buffer cheio)</text:p>
      <text:p text:style-name="P4"><text:s text:c="4"/>JSR <text:s text:c="5"/>cout</text:p>
      <text:p text:style-name="P4">.end:</text:p>
      <text:p text:style-name="P4"><text:s text:c="4"/>CLR.B <text:s text:c="3"/>(A0) <text:s text:c="17"/>; Termina string com 0</text:p>
      <text:p text:style-name="P4"><text:s text:c="4"/>MOVEM.L <text:s/>(A7)+, D0-D1/A0 <text:s text:c="6"/>; Restaura registradores</text:p>
      <text:p text:style-name="P4"><text:s text:c="4"/>R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; ========================================================</text:p>
      <text:p text:style-name="P11">; **EXEMPLOS DE USO** <text:s/></text:p>
      <text:p text:style-name="P11">; ========================================================</text:p>
      <text:p text:style-name="P11">main:</text:p>
      <text:p text:style-name="P11"><text:s text:c="4"/>; Inicializa todas as UARTs</text:p>
      <text:p text:style-name="P11"><text:s text:c="4"/>INIT_UART UART0_BASE</text:p>
      <text:p text:style-name="P11"><text:s text:c="4"/>INIT_UART UART1_BASE</text:p>
      <text:p text:style-name="P11"><text:soft-page-break/><text:s text:c="4"/>INIT_UART UART2_BASE</text:p>
      <text:p text:style-name="P11"><text:s text:c="4"/>INIT_UART UART3_BASE</text:p>
      <text:p text:style-name="P11"/>
      <text:p text:style-name="P11"><text:s text:c="4"/>; Envia mensagens</text:p>
      <text:p text:style-name="P11"><text:s text:c="4"/>SEND_STR UART0_BASE, msg_uart0</text:p>
      <text:p text:style-name="P11"><text:s text:c="4"/>SEND_STR UART1_BASE, msg_uart1</text:p>
      <text:p text:style-name="P11"/>
      <text:p text:style-name="P11"><text:s text:c="4"/>; Exemplo printf</text:p>
      <text:p text:style-name="P11"><text:s text:c="4"/>LEA <text:s text:c="5"/>UART2_BASE, A0</text:p>
      <text:p text:style-name="P11"><text:s text:c="4"/>LEA <text:s text:c="5"/>fmt_str, A1</text:p>
      <text:p text:style-name="P11"><text:s text:c="4"/>PEA <text:s text:c="5"/>1234</text:p>
      <text:p text:style-name="P11"><text:s text:c="4"/>PEA <text:s text:c="5"/>hello_str</text:p>
      <text:p text:style-name="P11"><text:s text:c="4"/>BSR <text:s text:c="5"/>uart_printf</text:p>
      <text:p text:style-name="P11"><text:s text:c="4"/>ADDQ.L <text:s text:c="2"/>#8, SP <text:s text:c="14"/>; Limpa parâmetros</text:p>
      <text:p text:style-name="P11"/>
      <text:p text:style-name="P11"><text:s text:c="4"/>; Lê caractere da UART3</text:p>
      <text:p text:style-name="P11"><text:s text:c="4"/>READ_CHAR UART3_BASE, D5 <text:s text:c="5"/>; D5 = caractere ou 0</text:p>
      <text:p text:style-name="P11"/>
      <text:p text:style-name="P11"><text:s text:c="4"/>BRA <text:s text:c="5"/>*</text:p>
      <text:p text:style-name="P11"/>
      <text:p text:style-name="P11">; --- Dados ---</text:p>
      <text:p text:style-name="P11">msg_uart0: <text:s text:c="2"/>DC.B "UART0 OK!",13,10,0</text:p>
      <text:p text:style-name="P11">msg_uart1: <text:s text:c="2"/>DC.B "UART1 READY",13,10,0</text:p>
      <text:p text:style-name="P11">fmt_str: <text:s text:c="4"/>DC.B "Valor: %d, Texto: %s",13,10,0</text:p>
      <text:p text:style-name="P11">hello_str: <text:s text:c="2"/>DC.B "Olá 68000!",0</text:p>
      <text:p text:style-name="P1">```</text:p>
      <text:p text:style-name="P1"/>
      <text:p text:style-name="P13">### **Teste de buss error</text:p>
      <text:p text:style-name="P6"><text:s text:c="4"/><text:span text:style-name="T4">move</text:span><text:span text:style-name="T9">.l</text:span><text:span text:style-name="T4"> <text:s/></text:span><text:span text:style-name="T12">#0</text:span><text:span text:style-name="T15">,</text:span><text:span text:style-name="T4"> a0 <text:s text:c="10"/></text:span><text:span text:style-name="T18">; A0 = NULL (endereço inválido) <text:s/></text:span></text:p>
      <text:p text:style-name="P7"><text:s text:c="4"/><text:span text:style-name="T4">tst</text:span><text:span text:style-name="T9">.b</text:span><text:span text:style-name="T4"> <text:s text:c="2"/></text:span><text:span text:style-name="T15">(</text:span><text:span text:style-name="T4">a0</text:span><text:span text:style-name="T15">)</text:span><text:span text:style-name="T4"> <text:s text:c="12"/></text:span><text:span text:style-name="T18">; Deve gerar Bus Error <text:s/></text:span></text:p>
      <text:p text:style-name="P7"><text:s text:c="4"/><text:span text:style-name="T18">; Se chegou aqui, a CPU não travou <text:s/></text:span></text:p>
      <text:p text:style-name="P7"><text:s text:c="4"/><text:span text:style-name="T4">move</text:span><text:span text:style-name="T9">.b</text:span><text:span text:style-name="T4"> <text:s/>#</text:span><text:span text:style-name="T21">'O'</text:span><text:span text:style-name="T15">,</text:span><text:span text:style-name="T4"> </text:span><text:span text:style-name="T15">(</text:span><text:span text:style-name="T4">serial_port</text:span><text:span text:style-name="T15">)</text:span><text:span text:style-name="T4"> <text:s/></text:span><text:span text:style-name="T18">; Envia 'OK' pelo serial <text:s/></text:span></text:p>
      <text:p text:style-name="P7"><text:s text:c="4"/><text:span text:style-name="T4">move</text:span><text:span text:style-name="T9">.b</text:span><text:span text:style-name="T4"> <text:s/>#</text:span><text:span text:style-name="T21">'K'</text:span><text:span text:style-name="T15">,</text:span><text:span text:style-name="T4"> </text:span><text:span text:style-name="T15">(</text:span><text:span text:style-name="T4">serial_port</text:span><text:span text:style-name="T15">)</text:span><text:span text:style-name="T4"> <text:s/></text:span></text:p>
      <text:p text:style-name="P5"><text:span text:style-name="T22"><text:s text:c="4"/></text:span><text:span text:style-name="T23">halt </text:span><text:span text:style-name="T6"><text:s/></text:span></text:p>
      <text:p text:style-name="P1"/>
      <text:p text:style-name="P1"/>
      <text:p text:style-name="P1"/>
      <text:p text:style-name="P1">---</text:p>
      <text:p text:style-name="P1"/>
      <text:p text:style-name="P1">### 🔥 **Features Implementadas**</text:p>
      <text:p text:style-name="P1">1. **Suporte a 4 UARTs** com macros dedicadas <text:s/></text:p>
      <text:p text:style-name="P1">2. **Funções essenciais**:</text:p>
      <text:p text:style-name="P3"><text:s text:c="3"/>- `uart_init`: Inicialização com baud rate correto para 16MHz <text:s/></text:p>
      <text:p text:style-name="P3"><text:s text:c="3"/>- `uart_putc/getc`: Comunicação caractere a caractere <text:s/></text:p>
      <text:p text:style-name="P3"><text:s text:c="3"/>- `uart_puts/printf`: Saída de strings formatadas <text:s/></text:p>
      <text:p text:style-name="P1"><text:span text:style-name="T1"><text:s text:c="3"/>- `uart_scanf`: Leitura de input básico </text:span><text:s/></text:p>
      <text:p text:style-name="P1"/>
      <text:p text:style-name="P1">3. **Otimizações**:</text:p>
      <text:p text:style-name="P3"><text:s text:c="3"/>- **Macros** para acesso rápido a qualquer UART <text:s/></text:p>
      <text:p text:style-name="P3"><text:s text:c="3"/>- **Código reentrante** (seguro para chamadas concorrentes) <text:s/></text:p>
      <text:p text:style-name="P1"><text:span text:style-name="T1"><text:s text:c="3"/>- **Sem interrupções** (polling simples </text:span><text:span text:style-name="T2">mas</text:span><text:span text:style-name="T1"> eficaz) </text:span><text:s/></text:p>
      <text:p text:style-name="P1"/>
      <text:p text:style-name="P1">---</text:p>
      <text:p text:style-name="P1"/>
      <text:p text:style-name="P1">### 🚀 **Como Expandir**</text:p>
      <text:p text:style-name="P3">1. **Adicionar mais UARTs**: Basta definir novos `UARTx_BASE` <text:s/></text:p>
      <text:p text:style-name="P1"><text:span text:style-name="T1">2. **Implementar interrupções**: Adicione estruturas de buffer por UART </text:span><text:s/></text:p>
      <text:p text:style-name="P1"/>
      <text:p text:style-name="P1"/>
      <text:p text:style-name="P1"><text:soft-page-break/>💻✨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4:11:49.319765757</meta:creation-date>
    <dc:date>2025-07-22T15:00:55.501883939</dc:date>
    <meta:editing-duration>PT48M4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8" meta:paragraph-count="356" meta:word-count="1386" meta:character-count="11968" meta:non-whitespace-character-count="8566"/>
  </office:meta>
</office:document-meta>
</file>